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draw="urn:oasis:names:tc:opendocument:xmlns:drawing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draw="urn:oasis:names:tc:opendocument:xmlns:drawing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text>
      <text:p text:style-name="Heading_20_1">Heading 1: This paragraph demonstrates Heading 1.</text:p>
      <text:p text:style-name="Heading_20_2">Heading 2: This paragraph demonstrates Heading 2.</text:p>
      <text:p text:style-name="Heading_20_3">Heading 3: This paragraph demonstrates Heading 3.</text:p>
      <text:p text:style-name="Heading_20_4">Heading 4: This paragraph demonstrates Heading 4.</text:p>
      <text:p text:style-name="Heading_20_5">Heading 5: This paragraph demonstrates Heading 5.</text:p>
      <text:p text:style-name="Heading_20_6">Heading 6: This paragraph demonstrates Heading 6.</text:p>
      <text:p text:style-name="Body_20_Text">Body Text: This paragraph uses the Body Text style.</text:p>
      <text:p text:style-name="Body_20_Text_20_Indent">Body Text Indent: This paragraph uses the Body Text Indent style (indented).</text:p>
      <text:p text:style-name="Preformatted_20_Text">Preformatted Text: Typically, spacing is preserved in this style.</text:p>
      <text:p text:style-name="Quotation">Quotation: This paragraph demonstrates the Quotation style.</text:p>
      <text:p text:style-name="First_20_Line_20_Indent">First Line Indent: The first line of this paragraph should be indented.</text:p>
      <text:p text:style-name="Default_20_Style">Default Style: This paragraph uses the general default style.</text:p>
      <text:p>Character Styles Demonstration: <text:span text:style-name="Emphasis">Emphasis style, </text:span><text:span text:style-name="Strong_20_Emphasis">Strong Emphasis style, </text:span><text:span text:style-name="Code">Code style, </text:span><text:span text:style-name="Citation">Citation style.</text:span></text:p>
      <text:p text:style-name="List_20_Contents">Below is a simple list using 'List Contents' for paragraphs:</text:p>
      <text:list text:style-name="List">
        <text:list-item>
          <text:p text:style-name="List_20_1">List item 1 (List 1 style).</text:p>
        </text:list-item>
        <text:list-item>
          <text:p text:style-name="List_20_2">List item 2 (List 2 style).</text:p>
        </text:list-item>
        <text:list-item>
          <text:p text:style-name="List_20_3">List item 3 (List 3 style).</text:p>
        </text:list-item>
      </text:list>
      <text:p text:style-name="Index_20_Heading">Index Heading: This could appear at the start of an index section.</text:p>
      <text:p text:style-name="Index">Index: This paragraph demonstrates the Index style.</text:p>
      <text:p text:style-name="Caption">Caption: Typically used for describing an image/table.</text:p>
      <table:table>
        <table:table-column/>
        <table:table-column/>
        <table:table-row>
          <table:table-cell>
            <text:p text:style-name="Table_20_Contents">Table Contents: Cell 1</text:p>
          </table:table-cell>
          <table:table-cell>
            <text:p text:style-name="Table_20_Contents">Table Contents: Cell 2</text:p>
          </table:table-cell>
        </table:table-row>
      </table:table>
      <text:p text:style-name="Footnote">Footnote style paragraph. This paragraph is typically used for footnotes.</text:p>
      <text:p>Some main text that references a footnote<text:note text:note-class="footnote"><text:note-citation>1</text:note-citation><text:note-body><text:p>This is a sample footnote text.</text:p></text:note-body></text:note></text:p>
      <text:p text:style-name="Endnote">Endnote style paragraph. This paragraph is typically used for endnotes.</text:p>
      <text:p text:style-name="Bibliography_20_Entry">Bibliography Entry: This paragraph could be used for references or citations.</text:p>
      <text:p text:style-name="Signature">Signature: This might be used for signing a document.</text:p>
      <text:p text:style-name="Marginalia">Marginalia: Typically, text that might appear in the margin.</text:p>
      <text:p text:style-name="Drop_20_Caps">Drop Caps: This style could be used at the start of a chapter.</text:p>
      <text:p text:style-name="Frame_20_Contents">Frame Contents: Used inside frames.</text:p>
      <draw:frame draw:style-name="Frame_20_Style" svg:width="7cm" svg:height="1cm">
        <draw:text-box>
          <text:p text:style-name="Frame_20_Contents">Inside a frame (Frame Contents).</text:p>
        </draw:text-box>
      </draw:frame>
      <text:p>=== Manual page break to 'First Page' style below ===<text:span>
</text:span></text:p>
      <text:p>Now we are on a new page (ideally with 'First Page' style).</text:p>
      <text:p>Numbering &amp; Bullet list styles declared (Numbering 1..5, Bullet 1..5).</text:p>
      <text:p>Additional table styles (Academic, Elegant, Financial, etc.) defined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draw="urn:oasis:names:tc:opendocument:xmlns:drawing:1.0" xmlns:svg="urn:oasis:names:tc:opendocument:xmlns:svg-compatible:1.0" xmlns:fo="urn:oasis:names:tc:opendocument:xmlns:xsl-fo-compatible:1.0" xmlns:manifest="urn:oasis:names:tc:opendocument:xmlns:manifest:1.0" office:version="1.2">
  <office:styles>
    <style:style style:name="Heading_20_1" style:family="paragraph" style:display-name="Heading 1"/>
    <style:style style:name="Heading_20_2" style:family="paragraph" style:display-name="Heading 2"/>
    <style:style style:name="Heading_20_3" style:family="paragraph" style:display-name="Heading 3"/>
    <style:style style:name="Heading_20_4" style:family="paragraph" style:display-name="Heading 4"/>
    <style:style style:name="Heading_20_5" style:family="paragraph" style:display-name="Heading 5"/>
    <style:style style:name="Heading_20_6" style:family="paragraph" style:display-name="Heading 6"/>
    <style:style style:name="Body_20_Text" style:family="paragraph" style:display-name="Body Text"/>
    <style:style style:name="Body_20_Text_20_Indent" style:family="paragraph" style:display-name="Body Text Indent"/>
    <style:style style:name="Preformatted_20_Text" style:family="paragraph" style:display-name="Preformatted Text"/>
    <style:style style:name="Quotation" style:family="paragraph" style:display-name="Quotation"/>
    <style:style style:name="First_20_Line_20_Indent" style:family="paragraph" style:display-name="First Line Indent"/>
    <style:style style:name="List" style:family="paragraph" style:display-name="List"/>
    <style:style style:name="List_20_1" style:family="paragraph" style:display-name="List 1"/>
    <style:style style:name="List_20_2" style:family="paragraph" style:display-name="List 2"/>
    <style:style style:name="List_20_3" style:family="paragraph" style:display-name="List 3"/>
    <style:style style:name="List_20_Contents" style:family="paragraph" style:display-name="List Contents"/>
    <style:style style:name="Index" style:family="paragraph" style:display-name="Index"/>
    <style:style style:name="Index_20_Heading" style:family="paragraph" style:display-name="Index Heading"/>
    <style:style style:name="Caption" style:family="paragraph" style:display-name="Caption"/>
    <style:style style:name="Table_20_Contents" style:family="paragraph" style:display-name="Table Contents"/>
    <style:style style:name="Footnote" style:family="paragraph" style:display-name="Footnote"/>
    <style:style style:name="Endnote" style:family="paragraph" style:display-name="Endnote"/>
    <style:style style:name="Bibliography_20_Entry" style:family="paragraph" style:display-name="Bibliography Entry"/>
    <style:style style:name="Signature" style:family="paragraph" style:display-name="Signature"/>
    <style:style style:name="Marginalia" style:family="paragraph" style:display-name="Marginalia"/>
    <style:style style:name="Drop_20_Caps" style:family="paragraph" style:display-name="Drop Caps"/>
    <style:style style:name="Frame_20_Contents" style:family="paragraph" style:display-name="Frame Contents"/>
    <style:style style:name="Default_20_Style" style:family="paragraph" style:display-name="Default Style"/>
    <style:style style:name="Default_20_Style_20_(Character)" style:family="text" style:display-name="Default Style (Character)"/>
    <style:style style:name="Emphasis" style:family="text" style:display-name="Emphasis"/>
    <style:style style:name="Strong_20_Emphasis" style:family="text" style:display-name="Strong Emphasis"/>
    <style:style style:name="Source_20_Text" style:family="text" style:display-name="Source Text"/>
    <style:style style:name="Example" style:family="text" style:display-name="Example"/>
    <style:style style:name="Code" style:family="text" style:display-name="Code"/>
    <style:style style:name="User_20_Entry" style:family="text" style:display-name="User Entry"/>
    <style:style style:name="Teletype" style:family="text" style:display-name="Teletype"/>
    <style:style style:name="Footnote_20_Characters" style:family="text" style:display-name="Footnote Characters"/>
    <style:style style:name="Endnote_20_Characters" style:family="text" style:display-name="Endnote Characters"/>
    <style:style style:name="Rubies" style:family="text" style:display-name="Rubies"/>
    <style:style style:name="Annotation" style:family="text" style:display-name="Annotation"/>
    <style:style style:name="Citation" style:family="text" style:display-name="Citation"/>
    <style:style style:name="Frame_20_Style" style:family="graphic" style:display-name="Frame Style"/>
  </office:styles>
  <office:automatic-styles>
    <style:page-layout style:name="Default_20_Style_20_(Page)_Layout">
      <style:page-layout-properties fo:margin="2cm"/>
    </style:page-layout>
    <style:page-layout style:name="First_20_Page_Layout">
      <style:page-layout-properties fo:margin="2cm"/>
    </style:page-layout>
    <style:page-layout style:name="Left_20_Page_Layout">
      <style:page-layout-properties fo:margin="2cm"/>
    </style:page-layout>
    <style:page-layout style:name="Right_20_Page_Layout">
      <style:page-layout-properties fo:margin="2cm"/>
    </style:page-layout>
    <style:page-layout style:name="Index_20_Page_Layout">
      <style:page-layout-properties fo:margin="2cm"/>
    </style:page-layout>
    <style:page-layout style:name="Envelope_Layout">
      <style:page-layout-properties fo:margin="2cm"/>
    </style:page-layout>
    <style:page-layout style:name="Landscape_Layout">
      <style:page-layout-properties fo:margin="2cm"/>
    </style:page-layout>
    <style:page-layout style:name="Endnote_20_Page_Layout">
      <style:page-layout-properties fo:margin="2cm"/>
    </style:page-layout>
    <style:page-layout style:name="Footnote_20_Page_Layout">
      <style:page-layout-properties fo:margin="2cm"/>
    </style:page-layout>
  </office:automatic-styles>
  <office:master-styles>
    <style:master-page style:name="Default_20_Style_20_(Page)" style:page-layout-name="Default_20_Style_20_(Page)_Layout" style:display-name="Default Style (Page)"/>
    <style:master-page style:name="First_20_Page" style:page-layout-name="First_20_Page_Layout" style:display-name="First Page"/>
    <style:master-page style:name="Left_20_Page" style:page-layout-name="Left_20_Page_Layout" style:display-name="Left Page"/>
    <style:master-page style:name="Right_20_Page" style:page-layout-name="Right_20_Page_Layout" style:display-name="Right Page"/>
    <style:master-page style:name="Index_20_Page" style:page-layout-name="Index_20_Page_Layout" style:display-name="Index Page"/>
    <style:master-page style:name="Envelope" style:page-layout-name="Envelope_Layout" style:display-name="Envelope"/>
    <style:master-page style:name="Landscape" style:page-layout-name="Landscape_Layout" style:display-name="Landscape"/>
    <style:master-page style:name="Endnote_20_Page" style:page-layout-name="Endnote_20_Page_Layout" style:display-name="Endnote Page"/>
    <style:master-page style:name="Footnote_20_Page" style:page-layout-name="Footnote_20_Page_Layout" style:display-name="Footnote Page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draw="urn:oasis:names:tc:opendocument:xmlns:drawing:1.0" xmlns:svg="urn:oasis:names:tc:opendocument:xmlns:svg-compatible:1.0" xmlns:fo="urn:oasis:names:tc:opendocument:xmlns:xsl-fo-compati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